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="gradient" draw:fill-gradient-name="Gradient_20_18" draw:textarea-horizontal-align="justify" draw:textarea-vertical-align="top" draw:auto-grow-height="false" draw:shadow-offset-x="0.305cm" draw:shadow-offset-y="0.305cm"/>
    </style:style>
    <style:style style:name="gr2" style:family="graphic" style:parent-style-name="standard">
      <style:graphic-properties draw:fill="gradient" draw:fill-color="#5c7bed" draw:fill-gradient-name="Gradient_20_25" draw:textarea-horizontal-align="justify" draw:textarea-vertical-align="middle" draw:auto-grow-height="false" draw:shadow="visible" draw:shadow-offset-x="0.051cm" draw:shadow-offset-y="0.051cm" draw:shadow-color="#666666"/>
    </style:style>
    <style:style style:name="gr3" style:family="graphic" style:parent-style-name="standard">
      <style:graphic-properties draw:fill="gradient" draw:fill-color="#d6c2f5" draw:fill-gradient-name="Gradient_20_20" draw:textarea-horizontal-align="justify" draw:textarea-vertical-align="middle" draw:auto-grow-height="false" draw:shadow="visible" draw:shadow-offset-x="0.051cm" draw:shadow-offset-y="0.051cm" draw:shadow-color="#666666"/>
    </style:style>
    <style:style style:name="gr4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="gradient" draw:fill-color="#d6c2f5" draw:fill-gradient-name="Gradient_20_19" draw:textarea-horizontal-align="justify" draw:textarea-vertical-align="middle" draw:auto-grow-height="false" draw:shadow="visible" draw:shadow-offset-x="0.051cm" draw:shadow-offset-y="0.051cm" draw:shadow-color="#666666"/>
    </style:style>
    <style:style style:name="gr6" style:family="graphic" style:parent-style-name="standard">
      <style:graphic-properties draw:fill="gradient" draw:fill-color="#ccccff" draw:fill-gradient-name="Gradient_20_17" draw:textarea-horizontal-align="justify" draw:textarea-vertical-align="middle" draw:auto-grow-height="false" draw:shadow="visible" draw:shadow-offset-x="0.051cm" draw:shadow-offset-y="0.051cm" draw:shadow-color="#666666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6.51cm" svg:height="9.525cm" svg:x="1.935cm" svg:y="6.715cm">
          <text:p text:style-name="P1"><text:span text:style-name="T1">Creol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3.81cm" svg:height="3.175cm" svg:x="8.285cm" svg:y="2.27cm">
          <text:p text:style-name="P1"><text:span text:style-name="T2">Creol</text:span></text:p>
          <text:p text:style-name="P1"><text:span text:style-name="T2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id="id3" draw:layer="layout" svg:width="6.985cm" svg:height="2.54cm" svg:x="2.57cm" svg:y="8.365cm">
          <text:p text:style-name="P1"><text:span text:style-name="T3">ANTLR</text:span></text:p>
          <text:p text:style-name="P1"><text:span text:style-name="T3">Parser Gramma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0.19cm" svg:y1="5.445cm" svg:x2="10.19cm" svg:y2="6.715cm" draw:start-shape="id1" draw:start-glue-point="6" draw:end-shape="id2" svg:d="m10190 5445v1270">
          <text:p/>
        </draw:connector>
        <draw:custom-shape draw:style-name="gr5" draw:text-style-name="P4" draw:id="id5" draw:layer="layout" svg:width="7.62cm" svg:height="2.54cm" svg:x="6.38cm" svg:y="12.725cm">
          <text:p text:style-name="P1"><text:span text:style-name="T3">Code 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id="id4" draw:layer="layout" svg:width="6.35cm" svg:height="2.54cm" svg:x="11.525cm" svg:y="8.365cm">
          <text:p text:style-name="P1"><text:span text:style-name="T3">ANTLR</text:span></text:p>
          <text:p text:style-name="P1"><text:span text:style-name="T3">Tree Gramma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6" draw:layer="layout" svg:width="3.851cm" svg:height="3.31cm" svg:x="8.244cm" svg:y="18.01cm">
          <text:p text:style-name="P1"><text:span text:style-name="T2">Java</text:span></text:p>
          <text:p text:style-name="P1"><text:span text:style-name="T2">Progra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9.555cm" svg:y1="9.635cm" svg:x2="11.525cm" svg:y2="9.635cm" draw:start-shape="id3" draw:start-glue-point="1" draw:end-shape="id4" draw:end-glue-point="3" svg:d="m9555 9635h1970">
          <text:p/>
        </draw:connector>
        <draw:connector draw:style-name="gr4" draw:text-style-name="P1" draw:layer="layout" svg:x1="14.7cm" svg:y1="10.905cm" svg:x2="10.19cm" svg:y2="12.725cm" draw:start-shape="id4" draw:start-glue-point="2" draw:end-shape="id5" svg:d="m14700 10905v936h-4510v884">
          <text:p/>
        </draw:connector>
        <draw:connector draw:style-name="gr4" draw:text-style-name="P1" draw:layer="layout" svg:x1="10.19cm" svg:y1="16.24cm" svg:x2="10.17cm" svg:y2="18.01cm" draw:start-shape="id2" draw:start-glue-point="2" draw:end-shape="id6" draw:end-glue-point="4" svg:d="m10190 16240v885h-20v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7" draw:display-name="Gradient 17" draw:style="linear" draw:start-color="#ffd840" draw:end-color="#ffaa20" draw:start-intensity="100%" draw:end-intensity="100%" draw:angle="0" draw:border="20%"/>
    <draw:gradient draw:name="Gradient_20_18" draw:display-name="Gradient 18" draw:style="linear" draw:start-color="#e6e6e6" draw:end-color="#cccccc" draw:start-intensity="100%" draw:end-intensity="100%" draw:angle="0" draw:border="20%"/>
    <draw:gradient draw:name="Gradient_20_19" draw:display-name="Gradient 19" draw:style="linear" draw:start-color="#ccccff" draw:end-color="#9999cc" draw:start-intensity="100%" draw:end-intensity="100%" draw:angle="0" draw:border="20%"/>
    <draw:gradient draw:name="Gradient_20_20" draw:display-name="Gradient 20" draw:style="linear" draw:start-color="#d6c2f5" draw:end-color="#7d73a6" draw:start-intensity="100%" draw:end-intensity="100%" draw:angle="0" draw:border="20%"/>
    <draw:gradient draw:name="Gradient_20_25" draw:display-name="Gradient 25" draw:style="linear" draw:start-color="#ffd440" draw:end-color="#ff950e" draw:start-intensity="100%" draw:end-intensity="100%" draw:angle="0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74cm" fo:page-height="23.6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0-12-22T13:07:04</meta:creation-date>
    <dc:date>2011-01-24T10:01:11</dc:date>
    <dc:creator>Behrooz Nobakht</dc:creator>
    <meta:editing-duration>PT02H09M10S</meta:editing-duration>
    <meta:editing-cycles>77</meta:editing-cycles>
    <meta:generator>OpenOffice.org/3.2$Linux OpenOffice.org_project/320m19$Build-9505</meta:generator>
    <meta:document-statistic meta:object-count="10"/>
  </office:meta>
</office:document-meta>
</file>